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8.46pt"/>
    </style:style>
    <style:style style:name="co2" style:family="table-column">
      <style:table-column-properties fo:break-before="auto" style:column-width="167.9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2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3300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ff33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Predicted NO</text:p>
          </table:table-cell>
          <table:table-cell table:style-name="ce2" office:value-type="string" calcext:value-type="string">
            <text:p>Predicted YES</text:p>
          </table:table-cell>
          <table:table-cell table:style-name="ce5" office:value-type="string" calcext:value-type="string">
            <text:p>Amount of documents in Databas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tual NO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5" table:formula="of:=SUM([.B2:.C2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ctual Y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table:formula="of:=SUM([.B3:.C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esults of Search</text:p>
          </table:table-cell>
          <table:table-cell table:style-name="ce3" table:formula="of:=SUM([.B2:.B3])" office:value-type="float" office:value="30" calcext:value-type="float">
            <text:p>30</text:p>
          </table:table-cell>
          <table:table-cell table:style-name="ce3" table:formula="of:=SUM([.C2:.C3])" office:value-type="float" office:value="18" calcext:value-type="float">
            <text:p>1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style-name="ce4" table:formula="of:=[.C3]/([.C3]+[.C4])" office:value-type="percentage" office:value="0.307692307692308" calcext:value-type="percentage">
            <text:p>30.7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</text:p>
          </table:table-cell>
          <table:table-cell table:style-name="ce4" table:formula="of:=[.C3]/[.D3]" office:value-type="percentage" office:value="0.666666666666667" calcext:value-type="percentage">
            <text:p>66.67%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dicted NO</text:p>
          </table:table-cell>
          <table:table-cell table:style-name="ce2" office:value-type="string" calcext:value-type="string">
            <text:p>Predicted YES</text:p>
          </table:table-cell>
          <table:table-cell table:style-name="ce5" office:value-type="string" calcext:value-type="string">
            <text:p>Amount of documents in Databas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tual NO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style-name="ce5" table:formula="of:=SUM([.B13:.C13])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ctual Y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table:formula="of:=SUM([.B14:.C14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esults of Search</text:p>
          </table:table-cell>
          <table:table-cell table:style-name="ce3" table:formula="of:=SUM([.B13:.B14])" office:value-type="float" office:value="82" calcext:value-type="float">
            <text:p>82</text:p>
          </table:table-cell>
          <table:table-cell table:style-name="ce3" table:formula="of:=SUM([.C13:.C14])" office:value-type="float" office:value="18" calcext:value-type="float">
            <text:p>1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style-name="ce4" table:formula="of:=[.C14]/([.C14]+[.C15])" office:value-type="percentage" office:value="0.307692307692308" calcext:value-type="percentage">
            <text:p>30.7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</text:p>
          </table:table-cell>
          <table:table-cell table:style-name="ce4" table:formula="of:=[.C14]/[.D14]" office:value-type="percentage" office:value="0.666666666666667" calcext:value-type="percentage">
            <text:p>66.67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4:22:36.185441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2:18:36.865050866</meta:creation-date>
    <dc:date>2018-11-15T14:31:21.219884725</dc:date>
    <meta:editing-duration>PT2H18M58S</meta:editing-duration>
    <meta:editing-cycles>3</meta:editing-cycles>
    <meta:generator>LibreOffice/5.2.7.2$Linux_X86_64 LibreOffice_project/20m0$Build-2</meta:generator>
    <meta:document-statistic meta:table-count="1" meta:cell-count="36" meta:object-count="0"/>
  </office:meta>
</office:document-meta>
</file>